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text-indent="0.4cm" style:auto-text-indent="false" style:page-number="auto" fo:background-color="transparent"/>
      <style:text-properties officeooo:rsid="0022bcc7" officeooo:paragraph-rsid="0022bcc7"/>
    </style:style>
    <style:style style:name="P2" style:family="paragraph" style:parent-style-name="Standard">
      <loext:graphic-properties draw:fill="none"/>
      <style:paragraph-properties fo:margin-left="0cm" fo:margin-right="0cm" fo:text-indent="0.4cm" style:auto-text-indent="false" fo:background-color="transparent"/>
      <style:text-properties officeooo:rsid="0022bcc7" officeooo:paragraph-rsid="0022bcc7"/>
    </style:style>
    <style:style style:name="P3" style:family="paragraph" style:parent-style-name="Standard">
      <loext:graphic-properties draw:fill="none"/>
      <style:paragraph-properties fo:margin-left="0cm" fo:margin-right="0cm" fo:text-indent="0.4cm" style:auto-text-indent="false" fo:background-color="transparent"/>
      <style:text-properties officeooo:rsid="0022d0eb" officeooo:paragraph-rsid="0022d0eb"/>
    </style:style>
    <style:style style:name="P4" style:family="paragraph" style:parent-style-name="Standard">
      <loext:graphic-properties draw:fill="none"/>
      <style:paragraph-properties fo:margin-left="0cm" fo:margin-right="0cm" fo:text-indent="0.4cm" style:auto-text-indent="false" fo:background-color="transparent"/>
      <style:text-properties fo:font-weight="normal" officeooo:rsid="0021f50a" officeooo:paragraph-rsid="00250447" style:font-weight-asian="normal" style:font-weight-complex="normal"/>
    </style:style>
    <style:style style:name="P5" style:family="paragraph" style:parent-style-name="Standard">
      <loext:graphic-properties draw:fill="none"/>
      <style:paragraph-properties fo:margin-left="0cm" fo:margin-right="0cm" fo:text-indent="0.4cm" style:auto-text-indent="false" fo:background-color="transparent"/>
      <style:text-properties fo:font-weight="normal" officeooo:rsid="0026ea2c" officeooo:paragraph-rsid="0026ea2c" style:font-weight-asian="normal" style:font-weight-complex="normal"/>
    </style:style>
    <style:style style:name="P6" style:family="paragraph" style:parent-style-name="Standard">
      <loext:graphic-properties draw:fill="none"/>
      <style:paragraph-properties fo:margin-left="0cm" fo:margin-right="0cm" fo:text-indent="0.4cm" style:auto-text-indent="false" fo:background-color="transparent"/>
      <style:text-properties fo:font-weight="normal" officeooo:rsid="0029549a" officeooo:paragraph-rsid="0029549a" style:font-weight-asian="normal" style:font-weight-complex="normal"/>
    </style:style>
    <style:style style:name="P7" style:family="paragraph" style:parent-style-name="Standard">
      <loext:graphic-properties draw:fill="none"/>
      <style:paragraph-properties fo:margin-left="0cm" fo:margin-right="0cm" fo:text-indent="0.4cm" style:auto-text-indent="false" fo:background-color="transparent"/>
      <style:text-properties fo:font-weight="normal" officeooo:rsid="0029b97b" officeooo:paragraph-rsid="0029b97b" style:font-weight-asian="normal" style:font-weight-complex="normal"/>
    </style:style>
    <style:style style:name="P8" style:family="paragraph" style:parent-style-name="Standard">
      <loext:graphic-properties draw:fill="none"/>
      <style:paragraph-properties fo:margin-left="0cm" fo:margin-right="0cm" fo:text-indent="0.4cm" style:auto-text-indent="false" fo:background-color="transparent"/>
      <style:text-properties fo:font-weight="normal" officeooo:rsid="002b0cee" officeooo:paragraph-rsid="002b0cee" style:font-weight-asian="normal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text-indent="0.4cm" style:auto-text-indent="false" fo:background-color="transparent"/>
      <style:text-properties fo:font-weight="normal" officeooo:rsid="002d858b" officeooo:paragraph-rsid="002d858b" style:font-weight-asian="normal" style:font-weight-complex="normal"/>
    </style:style>
    <style:style style:name="P10" style:family="paragraph" style:parent-style-name="Standard">
      <loext:graphic-properties draw:fill="none"/>
      <style:paragraph-properties fo:margin-left="0cm" fo:margin-right="0cm" fo:text-indent="0.4cm" style:auto-text-indent="false" fo:background-color="transparent"/>
      <style:text-properties fo:font-weight="normal" officeooo:rsid="002df45b" officeooo:paragraph-rsid="002df45b" style:font-weight-asian="normal" style:font-weight-complex="normal"/>
    </style:style>
    <style:style style:name="P11" style:family="paragraph" style:parent-style-name="Standard">
      <loext:graphic-properties draw:fill="none"/>
      <style:paragraph-properties fo:margin-left="0cm" fo:margin-right="0cm" fo:text-indent="0.4cm" style:auto-text-indent="false" fo:background-color="transparent"/>
      <style:text-properties fo:font-weight="bold" officeooo:rsid="002b0cee" officeooo:paragraph-rsid="002b0cee" style:font-weight-asian="bold" style:font-weight-complex="bold"/>
    </style:style>
    <style:style style:name="P12" style:family="paragraph" style:parent-style-name="Standard">
      <loext:graphic-properties draw:fill="none"/>
      <style:paragraph-properties fo:margin-left="0cm" fo:margin-right="0cm" fo:text-indent="0.4cm" style:auto-text-indent="false" fo:background-color="transparent"/>
      <style:text-properties fo:font-weight="normal" officeooo:rsid="0026ea2c" officeooo:paragraph-rsid="0029b97b" style:font-weight-asian="normal" style:font-weight-complex="normal"/>
    </style:style>
    <style:style style:name="T1" style:family="text">
      <style:text-properties officeooo:rsid="002888a9"/>
    </style:style>
    <style:style style:name="T2" style:family="text">
      <style:text-properties officeooo:rsid="002cbbe6"/>
    </style:style>
    <style:style style:name="T3" style:family="text">
      <style:text-properties officeooo:rsid="002d858b"/>
    </style:style>
    <style:style style:name="T4" style:family="text">
      <style:text-properties officeooo:rsid="003090a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 funções são criadas através do método: def, que define uma função</text:p>
      <text:p text:style-name="P2"/>
      <text:p text:style-name="P2">def função(paramêtro):</text:p>
      <text:p text:style-name="P2"><text:tab/>Ação 1</text:p>
      <text:p text:style-name="P2"><text:tab/>Ação 2</text:p>
      <text:p text:style-name="P2"><text:tab/>etc.</text:p>
      <text:p text:style-name="P2"/>
      <text:p text:style-name="P3">A função pode ou não ter um parâmetro.</text:p>
      <text:p text:style-name="P3"/>
      <text:p text:style-name="P3"/>
      <text:p text:style-name="P3"/>
      <text:p text:style-name="P4">Para funções cujo número de parâmetro<text:span text:style-name="T4">s</text:span> é variável usar o * para desempacotar a variável com os paramêtros (a variável empacotada é uma tupla)</text:p>
      <text:p text:style-name="P4">Exemplo:</text:p>
      <text:p text:style-name="P4"/>
      <text:p text:style-name="P4">def contador(*num):</text:p>
      <text:p text:style-name="P4"><text:s text:c="4"/>print(f'''O conjunto: [{', '.join(str(x) for x in num)}] tem {len(num)} elementos''')</text:p>
      <text:p text:style-name="P4"/>
      <text:p text:style-name="P4"/>
      <text:p text:style-name="P5">Para obter ajuda interativa no Python, usar o comando help(<text:span text:style-name="T1">função</text:span>) <text:span text:style-name="T1">ou print(função.__doc__)</text:span></text:p>
      <text:p text:style-name="P5"/>
      <text:p text:style-name="P5"/>
      <text:p text:style-name="P6">Para podermos criar um manual para uma função nossa escrevemos o manual entre 3 pares de aspas duplas</text:p>
      <text:p text:style-name="P6"/>
      <text:p text:style-name="P6"/>
      <text:p text:style-name="P7">Parâmetros opcionais: para os introduzir colocamos na variável um = </text:p>
      <text:p text:style-name="P7">Exemplo:</text:p>
      <text:p text:style-name="P7"/>
      <text:p text:style-name="P7">def somar(a=0, b=0, c=0):</text:p>
      <text:p text:style-name="P7"><text:s text:c="4"/>"""</text:p>
      <text:p text:style-name="P7"><text:s text:c="8"/>-&gt; Uma função que permite somar três números</text:p>
      <text:p text:style-name="P7"><text:s text:c="4"/>:param a: 1º valor</text:p>
      <text:p text:style-name="P7"><text:s text:c="4"/>:param b: 2º valor</text:p>
      <text:p text:style-name="P7"><text:s text:c="4"/>:param c: 3º valor</text:p>
      <text:p text:style-name="P7"><text:s text:c="4"/>:return: None</text:p>
      <text:p text:style-name="P7"><text:s text:c="4"/>"""</text:p>
      <text:p text:style-name="P7"><text:s text:c="4"/>s = a + b + c</text:p>
      <text:p text:style-name="P7"><text:s text:c="4"/>print(f'A soma dos valores {a}, {b}, {c} é {s}')</text:p>
      <text:p text:style-name="P7"/>
      <text:p text:style-name="P7"/>
      <text:p text:style-name="P11">Target de uma variável:</text:p>
      <text:p text:style-name="P8"/>
      <text:p text:style-name="P8"><text:tab/>Se uma variável estiver no programa principal, ela tem um <text:span text:style-name="T3">Scope</text:span> Global, ou seja, funciona em qualquer parte do código</text:p>
      <text:p text:style-name="P8"><text:tab/>Se fizer parte de uma função, apenas irá funcionar dentro de essa função <text:span text:style-name="T2">(Scope Local)</text:span></text:p>
      <text:p text:style-name="P9">Para podermos mudar o Scope de uma função de Local para Global, usamos o comando Global</text:p>
      <text:p text:style-name="P9"/>
      <text:p text:style-name="P9"/>
      <text:p text:style-name="P10">return de uma função:</text:p>
      <text:p text:style-name="P10"/>
      <text:p text:style-name="P10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Meu_20_estilo_20_1" style:display-name="Meu estilo 1" style:family="paragraph" style:parent-style-name="Standard">
      <loext:graphic-properties draw:fill="none" draw:fill-color="#729fcf"/>
      <style:paragraph-properties fo:margin-left="0cm" fo:margin-right="0cm" fo:text-indent="0.199cm" style:auto-text-indent="false" fo:background-color="transparent"/>
      <style:text-properties officeooo:rsid="001b242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058cm" fo:margin-right="1.04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4T14:43:21.898000000</meta:creation-date>
    <meta:generator>LibreOffice/6.0.7.3$Windows_X86_64 LibreOffice_project/dc89aa7a9eabfd848af146d5086077aeed2ae4a5</meta:generator>
    <meta:editing-duration>PT1H3M23S</meta:editing-duration>
    <meta:editing-cycles>14</meta:editing-cycles>
    <dc:title>Modelo 1</dc:title>
    <dc:date>2019-04-25T10:35:36.439000000</dc:date>
    <meta:document-statistic meta:table-count="0" meta:image-count="0" meta:object-count="0" meta:page-count="1" meta:paragraph-count="29" meta:word-count="209" meta:character-count="1251" meta:non-whitespace-character-count="1021"/>
    <meta:template xlink:type="simple" xlink:actuate="onRequest" xlink:title="Modelo 1" xlink:href="../../../../../../../AppData/Roaming/LibreOffice/4/user/template/Modelo%201.ott" meta:date="2018-10-14T14:43:21.675000000"/>
  </office:meta>
</office:document-meta>
</file>